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Palatino Linotype" svg:font-family="&quot;Palatino Linotyp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center"/>
      <style:text-properties style:font-name="Palatino Linotype" style:font-name-asian="Palatino Linotype" style:font-name-complex="Palatino Linotype" fo:font-weight="bold" style:font-weight-asian="bold" style:font-weight-complex="bold" style:font-family-generic="roman"/>
    </style:style>
    <style:style style:name="ce4" style:family="table-cell" style:parent-style-name="Default" style:data-style-name="N1">
      <style:table-cell-properties fo:border-top="thin solid #000000" fo:border-bottom="thin solid #000000" fo:border-left="thin solid #000000" fo:border-right="none" style:vertical-align="top" style:shrink-to-fit="true" style:repeat-content="false"/>
      <style:paragraph-properties fo:text-align="center"/>
      <style:text-properties style:font-name="Palatino Linotype" style:font-name-asian="Palatino Linotype" style:font-name-complex="Palatino Linotype" style:font-family-generic="roman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start" fo:margin-left="0cm"/>
      <style:text-properties style:font-name="Palatino Linotype" style:font-name-asian="Palatino Linotype" style:font-name-complex="Palatino Linotype" style:font-family-generic="roman"/>
    </style:style>
    <style:style style:name="T1" style:family="text" style:parent-style-name="Default">
      <style:text-properties fo:color="#000000" style:text-line-through-style="none" style:font-name="Palatino Linotype" style:font-name-asian="Palatino Linotype" style:font-name-complex="Palatino Linotype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5.42395833333333cm"/>
    </style:style>
    <style:style style:name="co2" style:family="table-column">
      <style:table-column-properties fo:break-before="auto" style:column-width="4.78895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39pt" style:use-optimal-row-height="false" fo:break-before="auto"/>
    </style:style>
    <style:style style:name="ro2" style:family="table-row">
      <style:table-row-properties style:row-height="25.5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<text:span text:style-name="T1">SNOMED CT</text:span><text:span text:style-name="T1"/></text:p>
            <text:p><text:span text:style-name="T1">Code</text:span></text:p>
          </table:table-cell>
          <table:table-cell office:value-type="string" table:style-name="ce3">
            <text:p>SNOMED CT Code Description</text:p>
          </table:table-cell>
          <table:table-cell table:number-columns-repeated="16382"/>
        </table:table-row>
        <table:table-row table:style-name="ro2">
          <table:table-cell office:value-type="float" office:value="236886002" table:style-name="ce4">
            <text:p>236886002</text:p>
          </table:table-cell>
          <table:table-cell office:value-type="string" table:style-name="ce5">
            <text:p>Hysterectomy</text:p>
          </table:table-cell>
          <table:table-cell table:number-columns-repeated="16382"/>
        </table:table-row>
        <table:table-row table:style-name="ro2">
          <table:table-cell office:value-type="float" office:value="302383004" table:style-name="ce4">
            <text:p>302383004</text:p>
          </table:table-cell>
          <table:table-cell office:value-type="string" table:style-name="ce5">
            <text:p>Forcep Delivery</text:p>
          </table:table-cell>
          <table:table-cell table:number-columns-repeated="16382"/>
        </table:table-row>
        <table:table-row table:style-name="ro3">
          <table:table-cell office:value-type="float" office:value="713027003" table:style-name="ce4">
            <text:p>713027003</text:p>
          </table:table-cell>
          <table:table-cell office:value-type="string" table:style-name="ce5">
            <text:p>Plain x-ray of hand</text:p>
          </table:table-cell>
          <table:table-cell table:number-columns-repeated="16382"/>
        </table:table-row>
        <table:table-row table:number-rows-repeated="104857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Palatino Linotype" svg:font-family="&quot;Palatino Linotype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aghav</meta:initial-creator>
    <dc:creator>user</dc:creator>
    <meta:creation-date>2020-01-04T08:58:59Z</meta:creation-date>
    <dc:date>2020-04-29T09:44:12Z</dc:date>
    <meta:user-defined meta:name="WorkbookGuid">013e1136-51f6-43f6-b454-c4745658263c</meta:user-defined>
    <meta:user-defined meta:name="ConnectionInfosStorage">WorkbookXmlParts</meta:user-defined>
  </office:meta>
</office:document-meta>
</file>